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color="#444444" fo:font-size="14pt" style:font-size-asian="14pt" style:font-size-complex="14pt"/>
    </style:style>
    <style:style style:name="P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444444" fo:font-size="14pt" style:font-size-asian="14pt" style:font-size-complex="14pt"/>
    </style:style>
    <style:style style:name="P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9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0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2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3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444444" fo:font-size="14pt" style:font-size-asian="14pt" style:font-size-complex="14pt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160" style:parent-style-name="DefaultParagraphFont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P1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19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0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444444" fo:font-size="14pt" style:font-size-asian="14pt" style:font-size-complex="14pt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P2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2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237" style:parent-style-name="DefaultParagraphFont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P23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P2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2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TOC-XAML-for-UI-Name-Windows1.xaml"/><text:bookmark-end text:name="TOC-XAML-for-UI-Name-Windows1.xaml"/>XAML for UI Name Windows1.xaml</text:p>
      <text:p text:style-name="P2">&lt;Window x:Name="mainWindow" x:Class="WPFCSharpWebCam.Window1"</text:p>
      <text:p text:style-name="P3">    xmlns="http://schemas.microsoft.com/winfx/2006/xaml/presentation"</text:p>
      <text:p text:style-name="P4">    xmlns:x="http://schemas.microsoft.com/winfx/2006/xaml"</text:p>
      <text:p text:style-name="P5">    Title="WPF C# WebCam" Height="400" Width="600" Loaded="mainWindow_Loaded"&gt;</text:p>
      <text:p text:style-name="P6">    &lt;!-- Design by Pongsakorn Poosankam --&gt;</text:p>
      <text:p text:style-name="P7"><text:s/>&lt;Window.Background&gt;</text:p>
      <text:p text:style-name="P8"><text:s/>&lt;LinearGradientBrush EndPoint="0.5,1" StartPoint="0.5,0"&gt;</text:p>
      <text:p text:style-name="P9"><text:s/>&lt;GradientStop Color="#FFD7F4E8" Offset="0.916"/&gt;</text:p>
      <text:p text:style-name="P10"><text:s/>&lt;GradientStop Color="#FF6CB595" Offset="0.145"/&gt;</text:p>
      <text:p text:style-name="P11"><text:s/>&lt;/LinearGradientBrush&gt;</text:p>
      <text:p text:style-name="P12"><text:s/>&lt;/Window.Background&gt;</text:p>
      <text:p text:style-name="P13">    &lt;Grid&gt;</text:p>
      <text:p text:style-name="P14">     &lt;Grid.RowDefinitions&gt;</text:p>
      <text:p text:style-name="P15">     &lt;RowDefinition Height="0.11*"/&gt;</text:p>
      <text:p text:style-name="P16">     &lt;RowDefinition Height="0.442*"/&gt;</text:p>
      <text:p text:style-name="P17">     &lt;RowDefinition Height="0.067*"/&gt;</text:p>
      <text:p text:style-name="P18">     &lt;RowDefinition Height="0.088*"/&gt;</text:p>
      <text:p text:style-name="P19">     &lt;RowDefinition Height="0.293*"/&gt;</text:p>
      <text:p text:style-name="P20">     &lt;/Grid.RowDefinitions&gt;</text:p>
      <text:p text:style-name="P21">     &lt;Grid.ColumnDefinitions&gt;</text:p>
      <text:p text:style-name="P22">     &lt;ColumnDefinition Width="0.068*"/&gt;</text:p>
      <text:p text:style-name="P23">     &lt;ColumnDefinition Width="0.274*"/&gt;</text:p>
      <text:p text:style-name="P24">     &lt;ColumnDefinition Width="0.069*"/&gt;</text:p>
      <text:p text:style-name="P25">     &lt;ColumnDefinition Width="0.274*"/&gt;</text:p>
      <text:p text:style-name="P26">     &lt;ColumnDefinition Width="0.315*"/&gt;</text:p>
      <text:p text:style-name="P27">     &lt;/Grid.ColumnDefinitions&gt;</text:p>
      <text:p text:style-name="P28"><text:s/>&lt;Border  Grid.Column="1" Grid.Row="1" BorderThickness="3" CornerRadius="3"&gt;</text:p>
      <text:p text:style-name="P29"><text:s/>&lt;Border.BorderBrush&gt;</text:p>
      <text:p text:style-name="P30"><text:s/>&lt;RadialGradientBrush&gt;</text:p>
      <text:p text:style-name="P31"><text:s/>&lt;GradientStop Color="Black" Offset="0.047"/&gt;</text:p>
      <text:p text:style-name="P32"><text:s/>&lt;GradientStop Color="#FF00907A" Offset="1"/&gt;</text:p>
      <text:p text:style-name="P33"><text:s/>&lt;/RadialGradientBrush&gt;</text:p>
      <text:p text:style-name="P34"><text:s/>&lt;/Border.BorderBrush&gt;</text:p>
      <text:p text:style-name="P35"><text:s/>&lt;Image x:Name="imgVideo" Stretch="Fill"   /&gt;</text:p>
      <text:p text:style-name="P36"><text:s/>&lt;/Border&gt;</text:p>
      <text:p text:style-name="P37">     &lt;Border  Grid.Column="3" Grid.Row="1" BorderThickness="3" CornerRadius="3"&gt;</text:p>
      <text:p text:style-name="P38"><text:s/>&lt;Border.BorderBrush&gt;</text:p>
      <text:p text:style-name="P39"><text:s/>&lt;RadialGradientBrush&gt;</text:p>
      <text:p text:style-name="P40"><text:s/>&lt;GradientStop Color="Black" Offset="0.047"/&gt;</text:p>
      <text:p text:style-name="P41"><text:s/>&lt;GradientStop Color="#FF00907A" Offset="1"/&gt;</text:p>
      <text:p text:style-name="P42"><text:s/>&lt;/RadialGradientBrush&gt;</text:p>
      <text:p text:style-name="P43"><text:s/>&lt;/Border.BorderBrush&gt;</text:p>
      <text:p text:style-name="P44"><text:s/>&lt;Image x:Name="imgCapture" Stretch="Fill"/&gt;</text:p>
      <text:p text:style-name="P45"><text:s/>&lt;/Border&gt;</text:p>
      <text:p text:style-name="P46"><text:s/>&lt;StackPanel Grid.Column="3" Grid.Row="3" Orientation="Horizontal"&gt;</text:p>
      <text:p text:style-name="P47"><text:s/>&lt;Button x:Name="bntCapture" Content="Capture Image" Click="bntCapture_Click" /&gt;</text:p>
      <text:p text:style-name="P48"><text:s/>&lt;Button x:Name="bntSaveImage" Content="Save Image" Margin="8,0,0,0" Click="bntSaveImage_Click" /&gt;</text:p>
      <text:p text:style-name="P49"><text:s/>&lt;/StackPanel&gt;</text:p>
      <text:p text:style-name="P50"><text:s/>&lt;StackPanel Grid.Column="4" Grid.Row="1" VerticalAlignment="Center"&gt;</text:p>
      <text:p text:style-name="P51"><text:s/>&lt;Button x:Name="bntResolution" Content="Video Format" Width="120" Click="bntResolution_Click" /&gt;</text:p>
      <text:p text:style-name="P52">     &lt;Button x:Name="bntSetting" Content="Video Source" Width="120" Margin="0,10,0,0" Click="bntSetting_Click" /&gt;</text:p>
      <text:soft-page-break/>
      <text:p text:style-name="P53"><text:s/>&lt;/StackPanel&gt;</text:p>
      <text:p text:style-name="P54"><text:s/>&lt;StackPanel Grid.Column="1" Grid.Row="3" Orientation="Horizontal" HorizontalAlignment="Center"&gt;</text:p>
      <text:p text:style-name="P55">            &lt;Button x:Name="bntStart" Content="Start" Click="bntStart_Click" /&gt;</text:p>
      <text:p text:style-name="P56"><text:s/>&lt;Button x:Name="bntStop" Content="Stop" Margin="10,0,0,0" Click="bntStop_Click" /&gt;</text:p>
      <text:p text:style-name="P57"><text:s/>&lt;Button x:Name="bntContinue" Content="Continue" Margin="10,0,0,0" Click="bntContinue_Click" /&gt;</text:p>
      <text:p text:style-name="P58"><text:s/>&lt;/StackPanel&gt;</text:p>
      <text:p text:style-name="P59">    &lt;/Grid&gt;</text:p>
      <text:p text:style-name="P60">&lt;/Window&gt;</text:p>
      <text:p text:style-name="P61">----------------------------------------------------------------------------------------------------------------------------------------------------------------------------------------------</text:p>
      <text:p text:style-name="P62"><text:bookmark-start text:name="TOC-Be-hide-the-Code-Windows1.xaml.cs"/><text:bookmark-end text:name="TOC-Be-hide-the-Code-Windows1.xaml.cs"/>Be hide the Code Windows1.xaml.cs</text:p>
      <text:p text:style-name="P63">using System;</text:p>
      <text:p text:style-name="P64">using System.Collections.Generic;</text:p>
      <text:p text:style-name="P65">using System.Linq;</text:p>
      <text:p text:style-name="P66">using System.Text;</text:p>
      <text:p text:style-name="P67">using System.Windows;</text:p>
      <text:p text:style-name="P68">using System.Windows.Controls;</text:p>
      <text:p text:style-name="P69">using System.Windows.Data;</text:p>
      <text:p text:style-name="P70">using System.Windows.Documents;</text:p>
      <text:p text:style-name="P71">using System.Windows.Input;</text:p>
      <text:p text:style-name="P72">using System.Windows.Media;</text:p>
      <text:p text:style-name="P73">using System.Windows.Media.Imaging;</text:p>
      <text:p text:style-name="P74">using System.Windows.Navigation;</text:p>
      <text:p text:style-name="P75">using System.Windows.Shapes;</text:p>
      <text:p text:style-name="P76"/>
      <text:p text:style-name="P77">namespace WPFCSharpWebCam</text:p>
      <text:p text:style-name="P78">{</text:p>
      <text:p text:style-name="P79">    /// &lt;summary&gt;</text:p>
      <text:p text:style-name="P80">    /// Design by Pongsakorn Poosankam</text:p>
      <text:p text:style-name="P81">    /// Interaction logic for Window1.xaml</text:p>
      <text:p text:style-name="P82">    /// &lt;/summary&gt;</text:p>
      <text:p text:style-name="P83">    public partial class Window1 : Window</text:p>
      <text:p text:style-name="P84">    {</text:p>
      <text:p text:style-name="P85">        public Window1()</text:p>
      <text:p text:style-name="P86">        {</text:p>
      <text:p text:style-name="P87">            InitializeComponent();</text:p>
      <text:p text:style-name="P88">        }</text:p>
      <text:p text:style-name="P89"/>
      <text:p text:style-name="P90">        WebCam webcam;</text:p>
      <text:p text:style-name="P91">        private void mainWindow_Loaded(object sender, System.Windows.RoutedEventArgs e)</text:p>
      <text:p text:style-name="P92">        {</text:p>
      <text:p text:style-name="P93">         // TODO: Add event handler implementation here.</text:p>
      <text:p text:style-name="P94">            webcam = new WebCam();</text:p>
      <text:p text:style-name="P95">            webcam.InitializeWebCam(ref imgVideo);</text:p>
      <text:p text:style-name="P96">        }</text:p>
      <text:p text:style-name="P97"/>
      <text:p text:style-name="P98">        private void bntStart_Click(object sender, RoutedEventArgs e)</text:p>
      <text:p text:style-name="P99">        {</text:p>
      <text:p text:style-name="P100">            </text:p>
      <text:p text:style-name="P101">            webcam.Start();</text:p>
      <text:p text:style-name="P102">        }</text:p>
      <text:p text:style-name="P103"/>
      <text:p text:style-name="P104">        private void bntStop_Click(object sender, RoutedEventArgs e)</text:p>
      <text:p text:style-name="P105">        {</text:p>
      <text:p text:style-name="P106">            webcam.Stop();</text:p>
      <text:p text:style-name="P107">        }</text:p>
      <text:p text:style-name="P108"/>
      <text:p text:style-name="P109">        private void bntContinue_Click(object sender, RoutedEventArgs e)</text:p>
      <text:p text:style-name="P110">        {</text:p>
      <text:p text:style-name="P111">            webcam.Continue();</text:p>
      <text:p text:style-name="P112">        }</text:p>
      <text:p text:style-name="P113"/>
      <text:p text:style-name="P114">        private void bntCapture_Click(object sender, RoutedEventArgs e)</text:p>
      <text:p text:style-name="P115">        {</text:p>
      <text:p text:style-name="P116">            imgCapture.Source = imgVideo.Source;</text:p>
      <text:p text:style-name="P117">        }</text:p>
      <text:p text:style-name="P118"/>
      <text:p text:style-name="P119">        private void bntSaveImage_Click(object sender, RoutedEventArgs e)</text:p>
      <text:p text:style-name="P120">        {</text:p>
      <text:p text:style-name="P121">            Helper.SaveImageCapture((BitmapSource)imgCapture.Source);</text:p>
      <text:p text:style-name="P122">        }</text:p>
      <text:p text:style-name="P123"/>
      <text:p text:style-name="P124">        private void bntResolution_Click(object sender, RoutedEventArgs e)</text:p>
      <text:p text:style-name="P125">        {</text:p>
      <text:p text:style-name="P126">            webcam.ResolutionSetting();</text:p>
      <text:p text:style-name="P127">        }</text:p>
      <text:p text:style-name="P128"/>
      <text:p text:style-name="P129">        private void bntSetting_Click(object sender, RoutedEventArgs e)</text:p>
      <text:p text:style-name="P130">        {</text:p>
      <text:p text:style-name="P131">            webcam.AdvanceSetting();</text:p>
      <text:p text:style-name="P132">        }</text:p>
      <text:p text:style-name="P133">    }</text:p>
      <text:p text:style-name="P134">}</text:p>
      <text:p text:style-name="P135"/>
      <text:p text:style-name="P136">----------------------------------------------------------------------------------------------------------------------------------------------------------------------------------------------</text:p>
      <text:p text:style-name="P137"><text:bookmark-start text:name="TOC-Class-for-Control-Web-cam-WebCam.cs"/><text:bookmark-end text:name="TOC-Class-for-Control-Web-cam-WebCam.cs"/>Class for Control Web cam WebCam.cs</text:p>
      <text:p text:style-name="P138"><text:span text:style-name="T139">This class is main webcam controller for real time capturing. Developer can change frame rate at here.</text:span></text:p>
      <text:p text:style-name="P140"/>
      <text:p text:style-name="P141">using System;</text:p>
      <text:p text:style-name="P142">using System.IO;</text:p>
      <text:p text:style-name="P143">using System.Linq;</text:p>
      <text:p text:style-name="P144">using System.Text;</text:p>
      <text:p text:style-name="P145">using WebCam_Capture;</text:p>
      <text:p text:style-name="P146">using System.Windows.Controls;</text:p>
      <text:p text:style-name="P147">using System.Collections.Generic;</text:p>
      <text:p text:style-name="P148">using System.Windows.Media.Imaging;</text:p>
      <text:p text:style-name="P149"/>
      <text:p text:style-name="P150"/>
      <text:p text:style-name="P151">namespace WPFCSharpWebCam</text:p>
      <text:p text:style-name="P152">{</text:p>
      <text:p text:style-name="P153">    //Design by Pongsakorn Poosankam</text:p>
      <text:p text:style-name="P154">    class WebCam</text:p>
      <text:p text:style-name="P155">    {</text:p>
      <text:p text:style-name="P156">        private WebCamCapture webcam;</text:p>
      <text:p text:style-name="P157">        private System.Windows.Controls.Image _FrameImage;</text:p>
      <text:p text:style-name="P158"><text:span text:style-name="T159">        </text:span><text:span text:style-name="T160">private int FrameNumber = 30;</text:span></text:p>
      <text:p text:style-name="P161">        public void InitializeWebCam(ref System.Windows.Controls.Image FingerImage)</text:p>
      <text:p text:style-name="P162">        {</text:p>
      <text:p text:style-name="P163">            webcam = new WebCamCapture();</text:p>
      <text:p text:style-name="P164">            webcam.FrameNumber = ((ulong)(0ul));</text:p>
      <text:p text:style-name="P165">            webcam.TimeToCapture_milliseconds = FrameNumber;</text:p>
      <text:p text:style-name="P166">            webcam.ImageCaptured += new WebCamCapture.WebCamEventHandler(webcam_ImageCaptured);</text:p>
      <text:p text:style-name="P167">            _FrameImage = FingerImage;</text:p>
      <text:p text:style-name="P168">        }</text:p>
      <text:p text:style-name="P169"/>
      <text:p text:style-name="P170">        void webcam_ImageCaptured(object source, WebcamEventArgs e)</text:p>
      <text:p text:style-name="P171">        {</text:p>
      <text:p text:style-name="P172">            _FrameImage.Source = Helper.LoadBitmap((System.Drawing.Bitmap)e.WebCamImage);</text:p>
      <text:p text:style-name="P173">        }</text:p>
      <text:p text:style-name="P174"/>
      <text:p text:style-name="P175">        public void Start()</text:p>
      <text:p text:style-name="P176">        {</text:p>
      <text:p text:style-name="P177">            webcam.TimeToCapture_milliseconds = FrameNumber;</text:p>
      <text:p text:style-name="P178">            webcam.Start(0);</text:p>
      <text:p text:style-name="P179">        }</text:p>
      <text:p text:style-name="P180"/>
      <text:p text:style-name="P181">        public void Stop()</text:p>
      <text:p text:style-name="P182">        {</text:p>
      <text:p text:style-name="P183">            webcam.Stop();</text:p>
      <text:p text:style-name="P184">        }</text:p>
      <text:p text:style-name="P185"/>
      <text:p text:style-name="P186">        public void Continue()</text:p>
      <text:p text:style-name="P187">        {</text:p>
      <text:p text:style-name="P188">            // change the capture time frame</text:p>
      <text:p text:style-name="P189">            webcam.TimeToCapture_milliseconds = FrameNumber;</text:p>
      <text:p text:style-name="P190"/>
      <text:p text:style-name="P191">            // resume the video capture from the stop</text:p>
      <text:p text:style-name="P192">            webcam.Start(this.webcam.FrameNumber);</text:p>
      <text:p text:style-name="P193">        }</text:p>
      <text:p text:style-name="P194"/>
      <text:p text:style-name="P195">        public void ResolutionSetting()</text:p>
      <text:p text:style-name="P196">        {</text:p>
      <text:p text:style-name="P197">            webcam.Config();</text:p>
      <text:p text:style-name="P198">        }</text:p>
      <text:p text:style-name="P199"/>
      <text:p text:style-name="P200">        public void AdvanceSetting()</text:p>
      <text:p text:style-name="P201">        {</text:p>
      <text:p text:style-name="P202">            webcam.Config2();</text:p>
      <text:p text:style-name="P203">        }</text:p>
      <text:p text:style-name="P204"/>
      <text:p text:style-name="P205">    }</text:p>
      <text:p text:style-name="P206">}</text:p>
      <text:p text:style-name="P207"/>
      <text:p text:style-name="P208">----------------------------------------------------------------------------------------------------------------------------------------------------------------------------------------------</text:p>
      <text:p text:style-name="P209"><text:bookmark-start text:name="TOC-Helper-class-Helper.cs"/><text:bookmark-end text:name="TOC-Helper-class-Helper.cs"/>Helper class Helper.cs</text:p>
      <text:p text:style-name="P210"><text:span text:style-name="T211">This class use for convert Bitmap Image from webcam to BitmapSource Object.</text:span></text:p>
      <text:p text:style-name="P212">using System;</text:p>
      <text:p text:style-name="P213">using System.IO;</text:p>
      <text:p text:style-name="P214">using System.Linq;</text:p>
      <text:p text:style-name="P215">using System.Text;</text:p>
      <text:p text:style-name="P216">using System.Collections.Generic;</text:p>
      <text:p text:style-name="P217">using System.Windows.Media.Imaging;</text:p>
      <text:p text:style-name="P218"/>
      <text:p text:style-name="P219"/>
      <text:p text:style-name="P220">namespace WPFCSharpWebCam</text:p>
      <text:p text:style-name="P221">{</text:p>
      <text:p text:style-name="P222">    //Design by Pongsakorn Poosankam</text:p>
      <text:p text:style-name="P223">    class Helper</text:p>
      <text:p text:style-name="P224">    {</text:p>
      <text:p text:style-name="P225">        //Block Memory Leak</text:p>
      <text:p text:style-name="P226">        [System.Runtime.InteropServices.DllImport("gdi32.dll")]</text:p>
      <text:p text:style-name="P227">        public static extern bool DeleteObject(IntPtr handle);</text:p>
      <text:p text:style-name="P228">        public static BitmapSource bs;</text:p>
      <text:p text:style-name="P229">        public static IntPtr ip;</text:p>
      <text:p text:style-name="P230">        public static BitmapSource LoadBitmap(System.Drawing.Bitmap source)</text:p>
      <text:p text:style-name="P231">        {</text:p>
      <text:p text:style-name="P232"/>
      <text:p text:style-name="P233">            ip = source.GetHbitmap();</text:p>
      <text:p text:style-name="P234"/>
      <text:p text:style-name="P235"><text:span text:style-name="T236">            </text:span><text:span text:style-name="T237">bs = System.Windows.Interop.Imaging.CreateBitmapSourceFromHBitmap(ip, IntPtr.Zero, System.Windows.Int32Rect.Empty,</text:span></text:p>
      <text:p text:style-name="P238"/>
      <text:p text:style-name="P239"><text:span text:style-name="T240">                System.Windows.Media.Imaging.BitmapSizeOptions.FromEmptyOptions());</text:span></text:p>
      <text:p text:style-name="P241"/>
      <text:p text:style-name="P242">            DeleteObject(ip);</text:p>
      <text:p text:style-name="P243"/>
      <text:p text:style-name="P244">            return bs;</text:p>
      <text:p text:style-name="P245"/>
      <text:p text:style-name="P246">        }</text:p>
      <text:p text:style-name="P247">        public static void SaveImageCapture(BitmapSource bitmap)</text:p>
      <text:p text:style-name="P248">        {</text:p>
      <text:p text:style-name="P249">            JpegBitmapEncoder encoder = new JpegBitmapEncoder();</text:p>
      <text:p text:style-name="P250">            encoder.Frames.Add(BitmapFrame.Create(bitmap));</text:p>
      <text:p text:style-name="P251">            encoder.QualityLevel = 100;</text:p>
      <text:p text:style-name="P252"/>
      <text:p text:style-name="P253"/>
      <text:p text:style-name="P254">            // Configure save file dialog box</text:p>
      <text:p text:style-name="P255">            Microsoft.Win32.SaveFileDialog dlg = new Microsoft.Win32.SaveFileDialog();</text:p>
      <text:p text:style-name="P256">            dlg.FileName = "Image"; // Default file name</text:p>
      <text:p text:style-name="P257">            dlg.DefaultExt = ".Jpg"; // Default file extension</text:p>
      <text:p text:style-name="P258">            dlg.Filter = "Image (.jpg)|*.jpg"; // Filter files by extension</text:p>
      <text:p text:style-name="P259"/>
      <text:p text:style-name="P260">            // Show save file dialog box</text:p>
      <text:p text:style-name="P261">            Nullable&lt;bool&gt; result = dlg.ShowDialog();</text:p>
      <text:p text:style-name="P262"/>
      <text:p text:style-name="P263">            // Process save file dialog box results</text:p>
      <text:p text:style-name="P264">            if (result == true)</text:p>
      <text:p text:style-name="P265">            {</text:p>
      <text:p text:style-name="P266">                // Save document</text:p>
      <text:p text:style-name="P267">                string filename = dlg.FileName;</text:p>
      <text:p text:style-name="P268">                FileStream fstream = new FileStream(filename, FileMode.Create);</text:p>
      <text:p text:style-name="P269">                encoder.Save(fstream);</text:p>
      <text:p text:style-name="P270">                fstream.Close();</text:p>
      <text:p text:style-name="P271">            }</text:p>
      <text:p text:style-name="P272"/>
      <text:p text:style-name="P273">        }</text:p>
      <text:p text:style-name="P274">    }</text:p>
      <text:p text:style-name="P275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-asian="Times New Roman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-asian="Times New Roman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-asian="Times New Roman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43F60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leEmphasis" style:display-name="Subtle Emphasis" style:family="text" style:parent-style-name="DefaultParagraphFont">
      <style:text-properties style:font-name="Georgia" fo:font-style="italic" style:font-style-asian="italic" style:font-style-complex="italic" fo:color="#808080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Strong" style:display-name="Strong" style:family="text" style:parent-style-name="DefaultParagraphFont">
      <style:text-properties style:font-name="Georgia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Georgia"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IntenseEmphasis" style:display-name="Intense Emphasis" style:family="text" style:parent-style-name="DefaultParagraphFont">
      <style:text-properties style:font-name="Georgia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="Georgia"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</meta:initial-creator>
    <dc:creator>Mat</dc:creator>
    <meta:creation-date>2015-12-07T18:23:00Z</meta:creation-date>
    <dc:date>2015-12-07T18:24:00Z</dc:date>
    <meta:template xlink:href="Normal.dotm" xlink:type="simple"/>
    <meta:editing-cycles>1</meta:editing-cycles>
    <meta:editing-duration>PT60S</meta:editing-duration>
    <meta:document-statistic meta:page-count="6" meta:paragraph-count="17" meta:word-count="1332" meta:character-count="8914" meta:row-count="63" meta:non-whitespace-character-count="7599"/>
  </office:meta>
</office:document-meta>
</file>